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d14c3" officeooo:paragraph-rsid="000d14c3"/>
    </style:style>
    <style:style style:name="P2" style:family="paragraph" style:parent-style-name="Text_20_body">
      <style:text-properties officeooo:rsid="000d14c3" officeooo:paragraph-rsid="000d14c3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14c3" officeooo:paragraph-rsid="000d14c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0dafd4" officeooo:paragraph-rsid="000dafd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e8b4f" officeooo:paragraph-rsid="000e8b4f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ec464" officeooo:paragraph-rsid="000ec46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f2779" officeooo:paragraph-rsid="000f2779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00637" officeooo:paragraph-rsid="0010063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890d" officeooo:paragraph-rsid="0011890d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T1" style:family="text">
      <style:text-properties officeooo:rsid="000e8b4f"/>
    </style:style>
    <style:style style:name="T2" style:family="text">
      <style:text-properties officeooo:rsid="000ec464"/>
    </style:style>
    <style:style style:name="T3" style:family="text">
      <style:text-properties officeooo:rsid="001006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2</text:p>
      <text:p text:style-name="P2"/>
      <text:p text:style-name="P3">Aufgabe 5:</text:p>
      <text:p text:style-name="P4">1) <text:span text:style-name="T1">Ja</text:span></text:p>
      <text:p text:style-name="P5">2) Ja</text:p>
      <text:p text:style-name="P5">3) Nein, ++ ist ein increment operator, die 4 kann nicht gelesen werden</text:p>
      <text:p text:style-name="P6">4) Ja</text:p>
      <text:p text:style-name="P5"><text:span text:style-name="T2">5</text:span>) zwischen der 5 und dem y steht kein arithmetischer operator</text:p>
      <text:p text:style-name="P6">6) Nein, - - ist ein increment operator, der integer danach kann nicht gelesen werden</text:p>
      <text:p text:style-name="P6">7) Ja</text:p>
      <text:p text:style-name="P6">8) Modulo ist nur mit integern möglich</text:p>
      <text:p text:style-name="P6">9) 4.000000</text:p>
      <text:p text:style-name="P7">10) – 4.333333</text:p>
      <text:p text:style-name="P7">11) <text:span text:style-name="T3">-32</text:span></text:p>
      <text:p text:style-name="P8">12) 32</text:p>
      <text:p text:style-name="P8">13) 5</text:p>
      <text:p text:style-name="P8">14) -47</text:p>
      <text:p text:style-name="P8">15) 8</text:p>
      <text:p text:style-name="P9">16) 5</text:p>
      <text:p text:style-name="P9">17) 3</text:p>
      <text:p text:style-name="P9">18) 33</text:p>
      <text:p text:style-name="P10">19) 0</text:p>
      <text:p text:style-name="P10">20)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58:29.613000000</meta:creation-date>
    <dc:date>2018-11-04T17:54:03.468000000</dc:date>
    <meta:editing-duration>PT18H59M7S</meta:editing-duration>
    <meta:editing-cycles>7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22" meta:word-count="82" meta:character-count="374" meta:non-whitespace-character-count="313"/>
  </office:meta>
</office:document-meta>
</file>